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inter-regular" svg:font-family="inter-regular, system-ui, apple-system, BlinkMacSystemFont, 'Segoe UI', Roboto, 'Helvetica Neue', Helvetica, Arial, sans-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24292f" style:font-name="ui-monospace" fo:font-size="13pt" fo:letter-spacing="normal" fo:font-style="normal" fo:font-weight="normal" style:font-size-asian="13pt" style:font-size-complex="13pt"/>
    </style:style>
    <style:style style:name="P2" style:family="paragraph" style:parent-style-name="Standard">
      <style:text-properties officeooo:rsid="00164a56" officeooo:paragraph-rsid="00164a56"/>
    </style:style>
    <style:style style:name="P3" style:family="paragraph" style:parent-style-name="Standard">
      <style:text-properties style:text-position="0% 100%" fo:font-size="18pt" fo:font-weight="bold" officeooo:rsid="00164a56" officeooo:paragraph-rsid="00164a56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64a56" officeooo:paragraph-rsid="00164a56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T1" style:family="text">
      <style:text-properties officeooo:rsid="00136bcf"/>
    </style:style>
    <style:style style:name="T2" style:family="text">
      <style:text-properties fo:font-size="15pt" fo:font-weight="bold"/>
    </style:style>
    <style:style style:name="T3" style:family="text">
      <style:text-properties fo:font-variant="normal" fo:text-transform="none" fo:color="#000000" style:font-name="inter-regular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fo:letter-spacing="normal" loext:padding="0cm" loext:border="none"/>
    </style:style>
    <style:style style:name="T5" style:family="text">
      <style:text-properties fo:font-variant="normal" fo:text-transform="none" fo:color="#006699" style:font-name="inter-regular" fo:font-size="12pt" fo:letter-spacing="normal" fo:font-style="normal" fo:font-weight="normal" loext:padding="0cm" loext:border="none"/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https://github.com/users/set_protocol?protocol_selector=http&amp;protocol_type=pus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thub.com/users/set_protocol?protocol_selector=ssh&amp;protocol_type=pus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span text:style-name="T1">New : <text:s text:c="4"/></text:span>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</text:p>
      <text:p text:style-name="Standard"/>
      <text:p text:style-name="Standard"/>
      <text:p text:style-name="Standard"/>
      <text:p text:style-name="Standard">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</text:p>
      <text:p text:style-name="Standard"/>
      <text:p text:style-name="Standard"/>
      <text:p text:style-name="Standard"/>
      <text:h text:style-name="Heading_20_3" text:outline-level="3">…<text:span text:style-name="T2">or create a new repository on the command line</text:span></text:h>
      <text:p text:style-name="P6"/>
      <text:p text:style-name="Standard">echo "# noTesting" &gt;&gt; README.md</text:p>
      <text:p text:style-name="Standard">git init</text:p>
      <text:p text:style-name="Standard">git add README.md</text:p>
      <text:p text:style-name="Standard">git commit -m "first commit"</text:p>
      <text:p text:style-name="Standard">git branch -M main</text:p>
      <text:p text:style-name="Standard">git remote add origin https://github.com/singhimanshu1/noTesting.git</text:p>
      <text:p text:style-name="Standard">git push -u origin main</text:p>
      <text:h text:style-name="Heading_20_3" text:outline-level="3">…<text:span text:style-name="T2">or push an existing repository from the command line</text:span></text:h>
      <text:p text:style-name="P6"/>
      <text:p text:style-name="Standard">git remote add origin https://github.com/singhimanshu1/noTesting.git</text:p>
      <text:p text:style-name="Standard">git branch -M main</text:p>
      <text:p text:style-name="Standard">git push -u origin main</text:p>
      <text:p text:style-name="Standard"/>
      <text:p text:style-name="Standard"/>
      <text:p text:style-name="P3">git pull</text:p>
      <text:p text:style-name="P2"><text:span text:style-name="T3">git pull </text:span><text:span text:style-name="T5">&lt;remote</text:span><text:span text:style-name="T4"> </text:span><text:span text:style-name="T3">branch URL</text:span><text:span text:style-name="T5">&gt;</text:span><text:span text:style-name="T4">  </text:span></text:p>
      <text:p text:style-name="P2"/>
      <text:p text:style-name="P2"/>
      <text:p text:style-name="P4">Git clone</text:p>
      <text:p text:style-name="P1">git clone https://github.com/github/training-kit.git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inter-regular" svg:font-family="inter-regular, system-ui, apple-system, BlinkMacSystemFont, 'Segoe UI', Roboto, 'Helvetica Neue', Helvetica, Arial, sans-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4:37:57.233122089</meta:creation-date>
    <dc:date>2022-09-30T10:34:10.535984402</dc:date>
    <meta:editing-duration>PT32M44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77" meta:character-count="591" meta:non-whitespace-character-count="526"/>
  </office:meta>
</office:document-meta>
</file>